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4*"/>
    </style:style>
    <style:style style:name="Table24.B" style:family="table-column">
      <style:table-column-properties style:rel-column-width="20532*"/>
    </style:style>
    <style:style style:name="Table24.C" style:family="table-column">
      <style:table-column-properties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84*"/>
    </style:style>
    <style:style style:name="Table1.B" style:family="table-column">
      <style:table-column-properties style:rel-column-width="28485*"/>
    </style:style>
    <style:style style:name="Table1.C" style:family="table-column">
      <style:table-column-properties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Standard" style:master-page-name="Index">
      <style:paragraph-properties style:page-number="auto"/>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List" style:list-style-name="L14"/>
    <style:style style:name="P49" style:family="paragraph" style:parent-style-name="List" style:list-style-name="L1">
      <style:paragraph-properties fo:margin-left="2.341cm" fo:margin-right="0cm" fo:text-indent="0cm" style:auto-text-indent="false"/>
    </style:style>
    <style:style style:name="P50" style:family="paragraph" style:parent-style-name="List" style:list-style-name="L11">
      <style:paragraph-properties fo:margin-left="2.341cm" fo:margin-right="0cm" fo:text-indent="0cm" style:auto-text-indent="false"/>
    </style:style>
    <style:style style:name="P51" style:family="paragraph" style:parent-style-name="List" style:list-style-name="L14">
      <style:paragraph-properties fo:margin-left="2.341cm" fo:margin-right="0cm" fo:text-indent="0cm" style:auto-text-indent="false"/>
    </style:style>
    <style:style style:name="P5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6"/>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list-style-name="L12">
      <style:paragraph-properties fo:margin-left="0.415cm" fo:margin-right="0.011cm" fo:text-indent="0cm" style:auto-text-indent="false"/>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Heading_20_2">
      <style:paragraph-properties fo:break-before="page"/>
    </style:style>
    <style:style style:name="P70" style:family="paragraph" style:parent-style-name="Heading_20_2">
      <style:paragraph-properties fo:margin-left="3cm" fo:margin-right="0cm" fo:text-indent="0cm" style:auto-text-indent="false"/>
    </style:style>
    <style:style style:name="P7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4</text:p>
      <text:p text:style-name="P16">Installation and Configuration Guide</text:p>
      <text:p text:style-name="P7"/>
      <text:p text:style-name="P45">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4 – November 2010</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8</text:p>
          <text:p text:style-name="P44">Authenticating using C.A.S. <text:s text:c="2"/><text:tab/>19</text:p>
          <text:p text:style-name="P44">Database Configuration <text:s text:c="2"/><text:tab/>20</text:p>
          <text:p text:style-name="P44">Authentication using SQL <text:s text:c="2"/><text:tab/>21</text:p>
          <text:p text:style-name="P44">SMTP Server Configuration <text:s text:c="2"/><text:tab/>22</text:p>
          <text:p text:style-name="P44">IMAP Server Configuration <text:s text:c="2"/><text:tab/>23</text:p>
          <text:p text:style-name="P44">Web Interface Configuration <text:s text:c="2"/><text:tab/>24</text:p>
          <text:p text:style-name="P44">SOGo Configuration Summary <text:s text:c="2"/><text:tab/>27</text:p>
          <text:p text:style-name="P44">Apache Configuration <text:s text:c="2"/><text:tab/>29</text:p>
          <text:p text:style-name="P44">Starting Services <text:s text:c="2"/><text:tab/>30</text:p>
          <text:p text:style-name="P44">EMail reminders <text:s text:c="2"/><text:tab/>30</text:p>
          <text:p text:style-name="P43"><text:soft-page-break/>Chapter 6<text:tab/>Managing User Accounts <text:s text:c="2"/><text:tab/>31</text:p>
          <text:p text:style-name="P44">Creating the SOGo Administrative Account <text:s text:c="2"/><text:tab/>31</text:p>
          <text:p text:style-name="P44">Creating a User Account <text:s text:c="2"/><text:tab/>31</text:p>
          <text:p text:style-name="P43">Chapter 7<text:tab/>Funambol <text:s text:c="2"/><text:tab/>33</text:p>
          <text:p text:style-name="P43">Chapter 8<text:tab/>Using SOGo <text:s text:c="2"/><text:tab/>35</text:p>
          <text:p text:style-name="P44">SOGo Web Interface <text:s text:c="2"/><text:tab/>35</text:p>
          <text:p text:style-name="P44">Mozilla Thunderbird and Lightning <text:s text:c="2"/><text:tab/>35</text:p>
          <text:p text:style-name="P44">Apple iCal 3 and 4 <text:s text:c="2"/><text:tab/>36</text:p>
          <text:p text:style-name="P44">Apple AddressBook (Mac OS X 10.6) <text:s text:c="2"/><text:tab/>36</text:p>
          <text:p text:style-name="P44">Funambol / Mobile Devices <text:s text:c="2"/><text:tab/>37</text:p>
          <text:p text:style-name="P43">Chapter 9<text:tab/>Additional Information <text:s text:c="2"/><text:tab/>38</text:p>
          <text:p text:style-name="P43">Chapter 10<text:tab/>Commercial Support and Contact Information <text:s text:c="2"/><text:tab/>39</text:p>
        </text:index-body>
      </text:table-of-content>
      <text:p text:style-name="Standard"/>
      <text:h text:style-name="P4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4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9"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7" text:outline-level="1">System Requirements</text:h>
      <text:h text:style-name="Heading_20_2" text:outline-level="2">Assumptions</text:h>
      <text:p text:style-name="Standard">SOGo reuses many components in an infrastructure. Thus, it requires the following <text:s/>:</text:p>
      <text:list xml:id="list91249732" text:style-name="L1">
        <text:list-header>
          <text:p text:style-name="P49">❏<text:tab/>Database server (MySQL, PostgreSQL or Oracle)</text:p>
          <text:p text:style-name="P52">❏<text:tab/>LDAP server (OpenLDAP, Novell eDirectory, Microsoft Active Directory and others) </text:p>
          <text:p text:style-name="P49">❏<text:tab/>SMTP server (Postfix, Sendmail and others)</text:p>
          <text:p text:style-name="P4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258142979"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264797257" text:style-name="L3">
              <text:list-header>
                <text:p text:style-name="P54">◾ Intel, AMD or PowerPC CPU 3 GHz</text:p>
              </text:list-header>
            </text:list>
            <text:list xml:id="list1788603028"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502222103" text:style-name="L5">
              <text:list-header>
                <text:p text:style-name="P56">◾ Intel, AMD, or PowerPC CPU 1.5 GHz</text:p>
              </text:list-header>
            </text:list>
            <text:list xml:id="list808868555" text:style-name="L6">
              <text:list-header>
                <text:p text:style-name="P57">◾ 1024x768 monitor resolution</text:p>
              </text:list-header>
            </text:list>
            <text:list xml:id="list2009539588"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1783760360" text:style-name="L8">
              <text:list-header>
                <text:p text:style-name="P59">◾ Apple Mac OS X 10.2 to 10.6</text:p>
              </text:list-header>
            </text:list>
            <text:p text:style-name="Table_20_Contents"/>
            <text:p text:style-name="Table_20_Contents">Linux</text:p>
            <text:list xml:id="list1715879613"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157981341"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254495070" text:continue-numbering="true" text:style-name="L10">
              <text:list-header>
                <text:p text:style-name="P61">Apple iPhone / iPod / iPad using Apple iOS 3.0, 3.1, 4.0 or 4.1</text:p>
              </text:list-header>
            </text:list>
          </table:table-cell>
        </table:table-row>
      </table:table>
      <text:p text:style-name="Standard"/>
      <text:h text:style-name="P69" text:outline-level="2">Operating System Requirements</text:h>
      <text:p text:style-name="Standard">The following 32-bit and 64-bit operating systems are currently supported by SOGo :</text:p>
      <text:list xml:id="list475326639" text:style-name="L11">
        <text:list-header>
          <text:p text:style-name="P50">❏<text:tab/>Red Hat Enterprise Linux (RHEL) 5.x Server</text:p>
          <text:p text:style-name="P50">❏<text:tab/>Community ENTerprise Operating System (CentOS) 5.x</text:p>
          <text:p text:style-name="P50">❏<text:tab/>Debian GNU/Linux (Lenny and Squeeze)</text:p>
          <text:p text:style-name="P50">❏<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9"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102876046"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406506479"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2033569078" text:style-name="L13">
              <text:list-header>
                <text:p text:style-name="P63">◾ English</text:p>
                <text:p text:style-name="P63">◾ French</text:p>
                <text:p text:style-name="P63">◾ German</text:p>
                <text:p text:style-name="P63">◾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904201259" text:continue-list="list406506479"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857058585"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58623832"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r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ext:soft-page-break/>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2" office:value-type="string">
            <text:p text:style-name="P32"/>
          </table:table-cell>
          <table:table-cell table:style-name="Table26.B22" office:value-type="string">
            <text:p text:style-name="P35">ModulesConstraints (optional)</text:p>
          </table:table-cell>
          <table:table-cell table:style-name="Table26.B2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920473154" text:style-name="L14">
        <text:list-header>
          <text:p text:style-name="P51">❏<text:tab/>givenName</text:p>
          <text:p text:style-name="P51">❏<text:tab/>cn</text:p>
          <text:p text:style-name="P51">❏<text:tab/>mail</text:p>
          <text:p text:style-name="P51">❏<text:tab/>sn</text:p>
          <text:p text:style-name="P48"><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ext:soft-page-break/>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858828310" text:continue-list="list158623832"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or md5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640306081"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156464394" text:style-name="L16">
              <text:list-item>
                <text:p text:style-name="P65">imaps://localhost:993</text:p>
              </text:list-item>
              <text:list-item>
                <text:p text:style-name="P65">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630599427" text:continue-numbering="true" text:style-name="L16">
              <text:list-item>
                <text:p text:style-name="P65">sieve://localhost</text:p>
              </text:list-item>
              <text:list-item>
                <text:p text:style-name="P65">sieve://localhost:2000</text:p>
              </text:list-item>
            </text:list>
            <text:p text:style-name="Table_20_Contents">Note that SSL or TLS are not currently supported.</text:p>
          </table:table-cell>
        </table:table-row>
        <text:soft-page-break/>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548061457"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52330560" text:continue-list="list317216539" text:style-name="L15">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ext:soft-page-break/>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534808908"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62060227"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soft-page-break/><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soft-page-break/><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Funambol</text:chapter><text:tab/><text:page-number text:select-page="current">3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63</meta:editing-cycles>
    <meta:editing-duration>PT187H52M30S</meta:editing-duration>
    <dc:date>2010-11-17T11:15:19</dc:date>
    <meta:document-statistic meta:table-count="11" meta:image-count="4" meta:object-count="0" meta:page-count="41" meta:paragraph-count="936" meta:word-count="8007" meta:character-count="52620"/>
    <meta:user-defined meta:name="Info 1"/>
    <meta:user-defined meta:name="Info 2"/>
    <meta:user-defined meta:name="Info 3"/>
    <meta:user-defined meta:name="Info 4"/>
  </office:meta>
</office:document-meta>
</file>